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3000002E5B31CB633009B8CAF.png" manifest:media-type="image/png"/>
  <manifest:file-entry manifest:full-path="Pictures/10000201000003C7000002E769191FD0CE24B829.png" manifest:media-type="image/png"/>
  <manifest:file-entry manifest:full-path="Pictures/10000201000003C1000002E211A9BF957716B4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f30" officeooo:paragraph-rsid="00129f3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th Running Server Code (CASE 1): </text:p>
      <text:p text:style-name="P1"><draw:frame draw:style-name="fr2" draw:name="Image2" text:anchor-type="char" svg:x="0.0154in" svg:y="0.0772in" svg:width="5.6299in" svg:height="4.298in" draw:z-index="1"><draw:image xlink:href="Pictures/10000201000003C1000002E211A9BF957716B44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x="0.0154in" svg:y="0.0807in" svg:width="5.6402in" svg:height="4.3134in" draw:z-index="0"><draw:image xlink:href="Pictures/10000201000003C7000002E769191FD0CE24B82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With Server NOT Running (CASE 2): </text:p>
      <text:p text:style-name="P1"><draw:frame draw:style-name="fr1" draw:name="Image3" text:anchor-type="char" svg:width="6.9252in" svg:height="5.3283in" draw:z-index="2"><draw:image xlink:href="Pictures/10000201000003C3000002E5B31CB633009B8C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0T21:42:54.318295084</meta:creation-date>
    <meta:print-date>2021-01-20T22:00:15.456570723</meta:print-date>
    <dc:date>2021-01-20T22:00:52.543951978</dc:date>
    <meta:editing-duration>PT7M28S</meta:editing-duration>
    <meta:editing-cycles>1</meta:editing-cycles>
    <meta:document-statistic meta:table-count="0" meta:image-count="3" meta:object-count="0" meta:page-count="2" meta:paragraph-count="2" meta:word-count="12" meta:character-count="69" meta:non-whitespace-character-count="57"/>
    <meta:generator>LibreOffice/7.0.3.1$Linux_X86_64 LibreOffice_project/00$Build-1</meta:generator>
  </office:meta>
</office:document-meta>
</file>